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officeooo:rsid="001ecafd" officeooo:paragraph-rsid="001deb4c"/>
    </style:style>
    <style:style style:name="P2" style:family="paragraph" style:parent-style-name="Text_20_body">
      <style:text-properties style:text-underline-style="none" officeooo:rsid="001ecafd" officeooo:paragraph-rsid="001ecafd"/>
    </style:style>
    <style:style style:name="P3" style:family="paragraph" style:parent-style-name="Text_20_body">
      <style:text-properties style:text-underline-style="none" officeooo:rsid="00202497" officeooo:paragraph-rsid="00202497"/>
    </style:style>
    <style:style style:name="P4" style:family="paragraph" style:parent-style-name="Text_20_body">
      <style:text-properties style:text-underline-style="none" officeooo:rsid="00216cd0" officeooo:paragraph-rsid="00216cd0"/>
    </style:style>
    <style:style style:name="P5" style:family="paragraph" style:parent-style-name="Title">
      <style:text-properties officeooo:rsid="001deb4c" officeooo:paragraph-rsid="001deb4c"/>
    </style:style>
    <style:style style:name="P6" style:family="paragraph" style:parent-style-name="Subtitle">
      <style:text-properties officeooo:rsid="001deb4c" officeooo:paragraph-rsid="001deb4c"/>
    </style:style>
    <style:style style:name="T1" style:family="text">
      <style:text-properties officeooo:rsid="001deb4c"/>
    </style:style>
    <style:style style:name="T2" style:family="text">
      <style:text-properties officeooo:rsid="0024bb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seful ThinkPad x220 Tablet Stuff</text:p>
      <text:p text:style-name="P6">By White Fossa aka Artyom Vetrov</text:p>
      <text:p text:style-name="Subtitle"><text:a xlink:type="simple" xlink:href="https://github.com/WhiteFossa/ThinkPad_x220_Tablet_Hints" text:style-name="Internet_20_link" text:visited-style-name="Visited_20_Internet_20_Link"><text:span text:style-name="T1">https://github.com/WhiteFossa/ThinkPad_x220_Tablet_Hints</text:span></text:a></text:p>
      <text:p text:style-name="P1"/>
      <text:p text:style-name="P2">In this repository I collect various useful stuff for using with ThinkPad x220 Tablet under linux.</text:p>
      <text:p text:style-name="P3">I use Debian 9.8 (Stable) <text:span text:style-name="T2">(later switched to Fedora)</text:span> linux on Lenovo ThinkPad x220 Tablet with touch-sensitive display.</text:p>
      <text:p text:style-name="P4">Everything in this repository is distributed under GPLv3 (or later) licens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0:08:26.807239794</meta:creation-date>
    <dc:date>2019-10-20T20:04:32.894196668</dc:date>
    <meta:editing-duration>PT7M24S</meta:editing-duration>
    <meta:editing-cycles>6</meta:editing-cycles>
    <meta:generator>LibreOffice/6.2.7.1$Linux_X86_64 LibreOffice_project/20$Build-1</meta:generator>
    <meta:document-statistic meta:table-count="0" meta:image-count="0" meta:object-count="0" meta:page-count="1" meta:paragraph-count="6" meta:word-count="57" meta:character-count="414" meta:non-whitespace-character-count="363"/>
  </office:meta>
</office:document-meta>
</file>